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b675"/>
    </style:style>
    <style:style style:name="P2" style:family="paragraph" style:parent-style-name="Standard">
      <style:text-properties officeooo:paragraph-rsid="0015b675"/>
    </style:style>
    <style:style style:name="P3" style:family="paragraph" style:parent-style-name="Standard">
      <style:text-properties fo:font-weight="bold" officeooo:rsid="001b28cf" officeooo:paragraph-rsid="001b28c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ear Search</text:p>
      <text:p text:style-name="P1"/>
      <text:p text:style-name="P1">#include&lt;iostream&gt;</text:p>
      <text:p text:style-name="P1">using namespace std;</text:p>
      <text:p text:style-name="P1">int main(){</text:p>
      <text:p text:style-name="P1"><text:s text:c="2"/>int n;</text:p>
      <text:p text:style-name="P1"><text:s text:c="2"/>cout&lt;&lt;"Enter the size of array ";</text:p>
      <text:p text:style-name="P1"><text:s text:c="2"/>cin&gt;&gt;n;</text:p>
      <text:p text:style-name="P1"><text:s text:c="2"/>int arr[n];</text:p>
      <text:p text:style-name="P1"><text:s text:c="2"/>cout&lt;&lt;"Enter the <text:s/>array <text:s/>";</text:p>
      <text:p text:style-name="P1"><text:s text:c="2"/>for(int i=0;i&lt;n;i++){</text:p>
      <text:p text:style-name="P1"><text:s text:c="6"/>cin&gt;&gt;arr[i];</text:p>
      <text:p text:style-name="P1"><text:s text:c="2"/>}</text:p>
      <text:p text:style-name="P1"><text:s text:c="2"/>int key;</text:p>
      <text:p text:style-name="P1"><text:s text:c="2"/>cout&lt;&lt;"Enter the key u want to search ";</text:p>
      <text:p text:style-name="P1"><text:s text:c="2"/>cin&gt;&gt;key;</text:p>
      <text:p text:style-name="P1"><text:s text:c="2"/>int flag=0;</text:p>
      <text:p text:style-name="P1"><text:s text:c="2"/>for(int i=0;i&lt;n;i++){</text:p>
      <text:p text:style-name="P1"><text:s text:c="6"/>if(arr[i]==key){</text:p>
      <text:p text:style-name="P1"><text:s text:c="10"/>flag=1;</text:p>
      <text:p text:style-name="P1"><text:s text:c="6"/>}</text:p>
      <text:p text:style-name="P1"><text:s text:c="2"/>}</text:p>
      <text:p text:style-name="P1"><text:s text:c="9"/>if(flag){</text:p>
      <text:p text:style-name="P1"><text:s text:c="13"/>cout&lt;&lt;key&lt;&lt;" is present. "&lt;&lt;endl;</text:p>
      <text:p text:style-name="P1"><text:s text:c="9"/>}</text:p>
      <text:p text:style-name="P1"><text:s text:c="9"/>else{</text:p>
      <text:p text:style-name="P1"><text:s text:c="13"/>cout&lt;&lt;key&lt;&lt;" is not present. "&lt;&lt;endl;</text:p>
      <text:p text:style-name="P1"><text:s text:c="9"/>}</text:p>
      <text:p text:style-name="P1"><text:s text:c="2"/>return 0;</text:p>
      <text:p text:style-name="P1"><text:s text:c="2"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30T13:38:29.796605330</dc:date>
    <meta:editing-duration>PT3H37M9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62" meta:character-count="510" meta:non-whitespace-character-count="355"/>
  </office:meta>
</office:document-meta>
</file>